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9cm" fo:min-width="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cm"/>
    </style:style>
    <style:style style:name="gr10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2.5cm"/>
    </style:style>
    <style:style style:name="gr12" style:family="graphic" style:parent-style-name="standard">
      <style:graphic-properties draw:stroke="solid" svg:stroke-color="#000000" draw:textarea-horizontal-align="center" draw:textarea-vertical-align="middle"/>
    </style:style>
    <style:style style:name="gr13" style:family="graphic" style:parent-style-name="standard">
      <style:graphic-properties draw:stroke="solid" svg:stroke-width="0.06cm" svg:stroke-color="#00000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4" style:family="graphic" style:parent-style-name="standard">
      <style:graphic-properties draw:stroke="solid" svg:stroke-width="0.06cm" svg:stroke-color="#000000" draw:marker-start-width="0.31cm" draw:marker-end-width="0.31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  <style:text-properties fo:font-style="normal"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6" style:family="paragraph">
      <style:paragraph-properties fo:margin-left="0cm" fo:margin-right="0cm" fo:text-align="center" fo:text-indent="0cm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9pt" fo:font-style="normal" fo:font-weight="normal" style:font-size-asian="9pt" style:font-weight-asian="normal" style:font-size-complex="9pt" style:font-weight-complex="normal"/>
    </style:style>
    <style:style style:name="P10" style:family="paragraph">
      <style:paragraph-properties fo:margin-left="0cm" fo:margin-right="0cm" fo:text-indent="0cm"/>
      <style:text-properties fo:font-size="9pt" fo:font-style="normal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12" style:family="paragraph">
      <style:paragraph-properties fo:margin-left="0cm" fo:margin-right="0cm" fo:text-indent="0cm"/>
      <style:text-properties fo:font-size="9pt" fo:font-style="normal" fo:font-weight="bold" style:font-size-asian="9pt" style:font-weight-asian="bold" style:font-size-complex="9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style="normal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style="normal" fo:font-weight="bold" style:font-size-asian="10pt" style:font-weight-asian="bold" style:font-size-complex="10pt" style:font-weight-complex="bold"/>
    </style:style>
    <style:style style:name="T5" style:family="text">
      <style:text-properties fo:font-size="9pt" fo:font-style="normal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5cm" svg:x="7.5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cm" svg:height="0.5cm" svg:x="5.2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4.5cm" svg:x="10.1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3cm" svg:x="10.1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cm" svg:height="0.8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9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1cm" svg:y1="2.5cm" svg:x2="5.1cm" svg:y2="11.5cm">
          <text:p/>
        </draw:line>
        <draw:line draw:style-name="gr5" draw:text-style-name="P2" draw:layer="layout" svg:x1="10cm" svg:y1="2.5cm" svg:x2="10cm" svg:y2="11.5cm">
          <text:p/>
        </draw:line>
        <draw:line draw:style-name="gr5" draw:text-style-name="P2" draw:layer="layout" svg:x1="7.4cm" svg:y1="2.5cm" svg:x2="7.4cm" svg:y2="11.5cm">
          <text:p/>
        </draw:line>
        <draw:frame draw:style-name="gr6" draw:text-style-name="P4" draw:layer="layout" svg:width="3.5cm" svg:height="1.039cm" svg:x="1.6cm" svg:y="2.361cm">
          <draw:text-box>
            <text:p text:style-name="P3"><text:span text:style-name="T1">Base de données </text:span></text:p>
            <text:p text:style-name="P3"><text:span text:style-name="T1">GRASS</text:span></text:p>
          </draw:text-box>
        </draw:frame>
        <draw:frame draw:style-name="gr7" draw:text-style-name="P6" draw:layer="layout" svg:width="1.675cm" svg:height="0.607cm" svg:x="5.4cm" svg:y="2.5cm">
          <draw:text-box>
            <text:p text:style-name="P5"><text:span text:style-name="T2">Secteur</text:span></text:p>
          </draw:text-box>
        </draw:frame>
        <draw:frame draw:style-name="gr7" draw:text-style-name="P7" draw:layer="layout" svg:width="1.946cm" svg:height="1.039cm" svg:x="7.697cm" svg:y="2.4cm">
          <draw:text-box>
            <text:p text:style-name="P3"><text:span text:style-name="T1">Jeux de</text:span></text:p>
            <text:p text:style-name="P3"><text:span text:style-name="T1">données</text:span></text:p>
          </draw:text-box>
        </draw:frame>
        <draw:frame draw:style-name="gr8" draw:text-style-name="P4" draw:layer="layout" svg:width="4.5cm" svg:height="0.645cm" svg:x="10.6cm" svg:y="2.6cm">
          <draw:text-box>
            <text:p text:style-name="P3"><text:span text:style-name="T1">Géométrie et attributs</text:span></text:p>
          </draw:text-box>
        </draw:frame>
        <draw:frame draw:style-name="gr7" draw:text-style-name="P9" draw:layer="layout" svg:width="3.453cm" svg:height="0.607cm" svg:x="1.5cm" svg:y="6.393cm">
          <draw:text-box>
            <text:p text:style-name="P8"><text:span text:style-name="T3">/utilisateur/grassdata</text:span></text:p>
          </draw:text-box>
        </draw:frame>
        <draw:frame draw:style-name="gr7" draw:text-style-name="P10" draw:layer="layout" svg:width="1.565cm" svg:height="0.607cm" svg:x="5.382cm" svg:y="6.4cm">
          <draw:text-box>
            <text:p text:style-name="P8"><text:span text:style-name="T4">/alaska</text:span></text:p>
          </draw:text-box>
        </draw:frame>
        <draw:frame draw:style-name="gr7" draw:text-style-name="P10" draw:layer="layout" svg:width="1.442cm" svg:height="0.607cm" svg:x="7.4cm" svg:y="6.4cm">
          <draw:text-box>
            <text:p text:style-name="P8"><text:span text:style-name="T4">/demo</text:span></text:p>
          </draw:text-box>
        </draw:frame>
        <draw:frame draw:style-name="gr7" draw:text-style-name="P10" draw:layer="layout" svg:width="1.124cm" svg:height="0.607cm" svg:x="10.2cm" svg:y="4.893cm">
          <draw:text-box>
            <text:p text:style-name="P8"><text:span text:style-name="T4">/cell</text:span></text:p>
          </draw:text-box>
        </draw:frame>
        <draw:frame draw:style-name="gr7" draw:text-style-name="P10" draw:layer="layout" svg:width="1.514cm" svg:height="0.607cm" svg:x="10.2cm" svg:y="5.393cm">
          <draw:text-box>
            <text:p text:style-name="P8"><text:span text:style-name="T4">/cellhd</text:span></text:p>
          </draw:text-box>
        </draw:frame>
        <draw:frame draw:style-name="gr7" draw:text-style-name="P10" draw:layer="layout" svg:width="2.022cm" svg:height="0.607cm" svg:x="11.994cm" svg:y="3.694cm">
          <draw:text-box>
            <text:p text:style-name="P8"><text:span text:style-name="T4">/cell_misc</text:span></text:p>
          </draw:text-box>
        </draw:frame>
        <draw:frame draw:style-name="gr7" draw:text-style-name="P10" draw:layer="layout" svg:width="1.175cm" svg:height="0.607cm" svg:x="11.994cm" svg:y="4.294cm">
          <draw:text-box>
            <text:p text:style-name="P8"><text:span text:style-name="T4">/colr</text:span></text:p>
          </draw:text-box>
        </draw:frame>
        <draw:frame draw:style-name="gr7" draw:text-style-name="P10" draw:layer="layout" svg:width="1.23cm" svg:height="0.607cm" svg:x="11.994cm" svg:y="4.794cm">
          <draw:text-box>
            <text:p text:style-name="P8"><text:span text:style-name="T4">/fcell</text:span></text:p>
          </draw:text-box>
        </draw:frame>
        <draw:frame draw:style-name="gr7" draw:text-style-name="P10" draw:layer="layout" svg:width="1.154cm" svg:height="0.607cm" svg:x="11.994cm" svg:y="5.395cm">
          <draw:text-box>
            <text:p text:style-name="P8"><text:span text:style-name="T4">/hist</text:span></text:p>
          </draw:text-box>
        </draw:frame>
        <draw:frame draw:style-name="gr7" draw:text-style-name="P10" draw:layer="layout" svg:width="1.226cm" svg:height="0.607cm" svg:x="10.2cm" svg:y="4.294cm">
          <draw:text-box>
            <text:p text:style-name="P8"><text:span text:style-name="T4">/cats</text:span></text:p>
          </draw:text-box>
        </draw:frame>
        <draw:frame draw:style-name="gr7" draw:text-style-name="P10" draw:layer="layout" svg:width="1.548cm" svg:height="0.607cm" svg:x="10.101cm" svg:y="7.594cm">
          <draw:text-box>
            <text:p text:style-name="P8"><text:span text:style-name="T4">/vector</text:span></text:p>
          </draw:text-box>
        </draw:frame>
        <draw:frame draw:style-name="gr7" draw:text-style-name="P10" draw:layer="layout" svg:width="1.086cm" svg:height="0.607cm" svg:x="10.102cm" svg:y="9.795cm">
          <draw:text-box>
            <text:p text:style-name="P8"><text:span text:style-name="T4">/dbf</text:span></text:p>
          </draw:text-box>
        </draw:frame>
        <draw:frame draw:style-name="gr7" draw:text-style-name="P10" draw:layer="layout" svg:width="1.772cm" svg:height="0.607cm" svg:x="11.894cm" svg:y="6.996cm">
          <draw:text-box>
            <text:p text:style-name="P8"><text:span text:style-name="T4">/airports</text:span></text:p>
          </draw:text-box>
        </draw:frame>
        <draw:frame draw:style-name="gr7" draw:text-style-name="P10" draw:layer="layout" svg:width="1.565cm" svg:height="0.607cm" svg:x="11.894cm" svg:y="7.597cm">
          <draw:text-box>
            <text:p text:style-name="P8"><text:span text:style-name="T4">/alaska</text:span></text:p>
          </draw:text-box>
        </draw:frame>
        <draw:frame draw:style-name="gr7" draw:text-style-name="P10" draw:layer="layout" svg:width="1.455cm" svg:height="0.607cm" svg:x="11.894cm" svg:y="8.198cm">
          <draw:text-box>
            <text:p text:style-name="P8"><text:span text:style-name="T4">/rivers</text:span></text:p>
          </draw:text-box>
        </draw:frame>
        <draw:frame draw:style-name="gr7" draw:text-style-name="P10" draw:layer="layout" svg:width="2.267cm" svg:height="0.607cm" svg:x="11.794cm" svg:y="9.197cm">
          <draw:text-box>
            <text:p text:style-name="P8"><text:span text:style-name="T4">airports.dbf</text:span></text:p>
          </draw:text-box>
        </draw:frame>
        <draw:frame draw:style-name="gr7" draw:text-style-name="P10" draw:layer="layout" svg:width="2.06cm" svg:height="0.607cm" svg:x="11.794cm" svg:y="9.798cm">
          <draw:text-box>
            <text:p text:style-name="P8"><text:span text:style-name="T4">alaska.dbf</text:span></text:p>
          </draw:text-box>
        </draw:frame>
        <draw:frame draw:style-name="gr7" draw:text-style-name="P10" draw:layer="layout" svg:width="1.95cm" svg:height="0.607cm" svg:x="11.794cm" svg:y="10.399cm">
          <draw:text-box>
            <text:p text:style-name="P8"><text:span text:style-name="T4">rivers.dbf</text:span></text:p>
          </draw:text-box>
        </draw:frame>
        <draw:frame draw:style-name="gr7" draw:text-style-name="P10" draw:layer="layout" svg:width="1.192cm" svg:height="0.963cm" svg:x="13.794cm" svg:y="6.698cm">
          <draw:text-box>
            <text:p text:style-name="P8"><text:span text:style-name="T4">coor</text:span></text:p>
            <text:p text:style-name="P8"><text:span text:style-name="T4"/></text:p>
          </draw:text-box>
        </draw:frame>
        <draw:frame draw:style-name="gr9" draw:text-style-name="P10" draw:layer="layout" svg:width="1.175cm" svg:height="0.706cm" svg:x="13.794cm" svg:y="7.1cm">
          <draw:text-box>
            <text:p text:style-name="P8"><text:span text:style-name="T4">dbln</text:span></text:p>
          </draw:text-box>
        </draw:frame>
        <draw:frame draw:style-name="gr7" draw:text-style-name="P10" draw:layer="layout" svg:width="1.065cm" svg:height="0.607cm" svg:x="13.794cm" svg:y="7.499cm">
          <draw:text-box>
            <text:p text:style-name="P8"><text:span text:style-name="T4">hist</text:span></text:p>
          </draw:text-box>
        </draw:frame>
        <draw:frame draw:style-name="gr7" draw:text-style-name="P10" draw:layer="layout" svg:width="1.137cm" svg:height="0.963cm" svg:x="13.794cm" svg:y="7.9cm">
          <draw:text-box>
            <text:p text:style-name="P8"><text:span text:style-name="T4">sidx</text:span></text:p>
            <text:p text:style-name="P8"><text:span text:style-name="T4"/></text:p>
          </draw:text-box>
        </draw:frame>
        <draw:frame draw:style-name="gr7" draw:text-style-name="P10" draw:layer="layout" svg:width="1.192cm" svg:height="0.607cm" svg:x="13.794cm" svg:y="8.3cm">
          <draw:text-box>
            <text:p text:style-name="P8"><text:span text:style-name="T4">topo</text:span></text:p>
          </draw:text-box>
        </draw:frame>
        <draw:custom-shape draw:style-name="gr10" draw:text-style-name="P1" draw:layer="layout" svg:width="3.4cm" svg:height="0.5cm" svg:x="1.6cm" svg:y="6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cm" svg:height="0.5cm" svg:x="10.2cm" svg:y="4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cm" svg:height="0.5cm" svg:x="10.2cm" svg:y="4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cm" svg:height="0.5cm" svg:x="10.2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.1cm" svg:y="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.1cm" svg:y="4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.1cm" svg:y="4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.1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cm" svg:height="0.5cm" svg:x="10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cm" svg:height="0.5cm" svg:x="10.2cm" svg:y="9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12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12cm" svg:y="9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12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2cm" svg:x="13.9cm" svg:y="6.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3.093cm" svg:height="0.682cm" draw:transform="rotate (1.572018057271) translate (14.92cm 6.5cm)">
          <draw:text-box>
            <text:p text:style-name="P11"><text:span text:style-name="T5">Couches Rasters</text:span></text:p>
          </draw:text-box>
        </draw:frame>
        <draw:frame draw:style-name="gr7" draw:text-style-name="P12" draw:layer="layout" svg:width="3.685cm" svg:height="0.607cm" draw:transform="rotate (1.572018057271) translate (14.921cm 10.801cm)">
          <draw:text-box>
            <text:p text:style-name="P11"><text:span text:style-name="T5">Couches vectorielles</text:span></text:p>
          </draw:text-box>
        </draw:frame>
        <draw:line draw:style-name="gr12" draw:text-style-name="P1" draw:layer="layout" svg:x1="2.5cm" svg:y1="8cm" svg:x2="2.5cm" svg:y2="8cm">
          <text:p/>
        </draw:line>
        <draw:line draw:style-name="gr13" draw:text-style-name="P1" draw:layer="layout" svg:x1="5.2cm" svg:y1="6.7cm" svg:x2="5cm" svg:y2="6.7cm">
          <text:p/>
        </draw:line>
        <draw:line draw:style-name="gr13" draw:text-style-name="P1" draw:layer="layout" svg:x1="7.5cm" svg:y1="6.7cm" svg:x2="7.3cm" svg:y2="6.7cm">
          <text:p/>
        </draw:line>
        <draw:custom-shape draw:style-name="gr1" draw:text-style-name="P1" draw:layer="layout" svg:width="2.4cm" svg:height="0.5cm" svg:x="7.5cm" svg:y="3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draw:layer="layout" svg:width="2.598cm" svg:height="0.607cm" svg:x="7.4cm" svg:y="3.601cm">
          <draw:text-box>
            <text:p text:style-name="P8"><text:span text:style-name="T4">/PERMANENT</text:span></text:p>
          </draw:text-box>
        </draw:frame>
        <draw:line draw:style-name="gr13" draw:text-style-name="P1" draw:layer="layout" svg:x1="9.2cm" svg:y1="6.7cm" svg:x2="9cm" svg:y2="6.7cm">
          <text:p/>
        </draw:line>
        <draw:line draw:style-name="gr14" draw:text-style-name="P1" draw:layer="layout" svg:x1="9.2cm" svg:y1="4.7cm" svg:x2="9.2cm" svg:y2="10.1cm">
          <text:p/>
        </draw:line>
        <draw:line draw:style-name="gr13" draw:text-style-name="P1" draw:layer="layout" svg:x1="10.2cm" svg:y1="4.7cm" svg:x2="9.2cm" svg:y2="4.7cm">
          <text:p/>
        </draw:line>
        <draw:line draw:style-name="gr13" draw:text-style-name="P1" draw:layer="layout" svg:x1="9.2cm" svg:y1="6.7cm" svg:x2="9cm" svg:y2="6.7cm">
          <text:p/>
        </draw:line>
        <draw:line draw:style-name="gr13" draw:text-style-name="P1" draw:layer="layout" svg:x1="10.2cm" svg:y1="5.2cm" svg:x2="9.2cm" svg:y2="5.2cm">
          <text:p/>
        </draw:line>
        <draw:line draw:style-name="gr13" draw:text-style-name="P1" draw:layer="layout" svg:x1="10.2cm" svg:y1="5.7cm" svg:x2="9.2cm" svg:y2="5.7cm">
          <text:p/>
        </draw:line>
        <draw:line draw:style-name="gr13" draw:text-style-name="P1" draw:layer="layout" svg:x1="11.9cm" svg:y1="6.2cm" svg:x2="9.2cm" svg:y2="6.2cm">
          <text:p/>
        </draw:line>
        <draw:line draw:style-name="gr13" draw:text-style-name="P1" draw:layer="layout" svg:x1="10.2cm" svg:y1="7.8cm" svg:x2="9.2cm" svg:y2="7.8cm">
          <text:p/>
        </draw:line>
        <draw:line draw:style-name="gr13" draw:text-style-name="P1" draw:layer="layout" svg:x1="10.2cm" svg:y1="10.1cm" svg:x2="9.2cm" svg:y2="10.1cm">
          <text:p/>
        </draw:line>
        <draw:line draw:style-name="gr14" draw:text-style-name="P1" draw:layer="layout" svg:x1="6.5cm" svg:y1="3.9cm" svg:x2="6.5cm" svg:y2="6.4cm">
          <text:p/>
        </draw:line>
        <draw:line draw:style-name="gr13" draw:text-style-name="P1" draw:layer="layout" svg:x1="7.5cm" svg:y1="3.9cm" svg:x2="6.5cm" svg:y2="3.9cm">
          <text:p/>
        </draw:line>
        <draw:line draw:style-name="gr14" draw:text-style-name="P1" draw:layer="layout" svg:x1="11.9cm" svg:y1="3.9cm" svg:x2="11.9cm" svg:y2="6.2cm">
          <text:p/>
        </draw:line>
        <draw:line draw:style-name="gr13" draw:text-style-name="P1" draw:layer="layout" svg:x1="12.1cm" svg:y1="5.7cm" svg:x2="11.9cm" svg:y2="5.7cm">
          <text:p/>
        </draw:line>
        <draw:line draw:style-name="gr13" draw:text-style-name="P1" draw:layer="layout" svg:x1="12.1cm" svg:y1="5.2cm" svg:x2="11.9cm" svg:y2="5.2cm">
          <text:p/>
        </draw:line>
        <draw:line draw:style-name="gr13" draw:text-style-name="P1" draw:layer="layout" svg:x1="12.1cm" svg:y1="4.5cm" svg:x2="11.9cm" svg:y2="4.5cm">
          <text:p/>
        </draw:line>
        <draw:line draw:style-name="gr13" draw:text-style-name="P1" draw:layer="layout" svg:x1="12.1cm" svg:y1="3.9cm" svg:x2="11.9cm" svg:y2="3.9cm">
          <text:p/>
        </draw:line>
        <draw:line draw:style-name="gr13" draw:text-style-name="P1" draw:layer="layout" svg:x1="12cm" svg:y1="7.3cm" svg:x2="11.8cm" svg:y2="7.3cm">
          <text:p/>
        </draw:line>
        <draw:line draw:style-name="gr13" draw:text-style-name="P1" draw:layer="layout" svg:x1="12cm" svg:y1="7.9cm" svg:x2="11.8cm" svg:y2="7.9cm">
          <text:p/>
        </draw:line>
        <draw:line draw:style-name="gr13" draw:text-style-name="P1" draw:layer="layout" svg:x1="12cm" svg:y1="8.5cm" svg:x2="11.8cm" svg:y2="8.5cm">
          <text:p/>
        </draw:line>
        <draw:line draw:style-name="gr13" draw:text-style-name="P1" draw:layer="layout" svg:x1="12cm" svg:y1="9.5cm" svg:x2="11.8cm" svg:y2="9.5cm">
          <text:p/>
        </draw:line>
        <draw:line draw:style-name="gr13" draw:text-style-name="P1" draw:layer="layout" svg:x1="12cm" svg:y1="10.1cm" svg:x2="11.8cm" svg:y2="10.1cm">
          <text:p/>
        </draw:line>
        <draw:line draw:style-name="gr13" draw:text-style-name="P1" draw:layer="layout" svg:x1="12cm" svg:y1="10.7cm" svg:x2="11.8cm" svg:y2="10.7cm">
          <text:p/>
        </draw:line>
        <draw:line draw:style-name="gr13" draw:text-style-name="P1" draw:layer="layout" svg:x1="13.9cm" svg:y1="7.9cm" svg:x2="13.7cm" svg:y2="7.9cm">
          <text:p/>
        </draw:line>
        <draw:line draw:style-name="gr14" draw:text-style-name="P1" draw:layer="layout" svg:x1="11.8cm" svg:y1="7.3cm" svg:x2="11.8cm" svg:y2="8.5cm">
          <text:p/>
        </draw:line>
        <draw:line draw:style-name="gr14" draw:text-style-name="P1" draw:layer="layout" svg:x1="11.8cm" svg:y1="9.5cm" svg:x2="11.8cm" svg:y2="10.7cm">
          <text:p/>
        </draw:line>
        <draw:line draw:style-name="gr13" draw:text-style-name="P1" draw:layer="layout" svg:x1="11.8cm" svg:y1="7.9cm" svg:x2="11.6cm" svg:y2="7.9cm">
          <text:p/>
        </draw:line>
        <draw:line draw:style-name="gr13" draw:text-style-name="P1" draw:layer="layout" svg:x1="11.8cm" svg:y1="10.1cm" svg:x2="11.6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7$Build-9551</meta:generator>
    <meta:creation-date>2008-09-22T13:23:14</meta:creation-date>
    <dc:date>2010-12-19T15:48:25</dc:date>
    <meta:editing-cycles>3</meta:editing-cycles>
    <meta:editing-duration>PT51M54S</meta:editing-duration>
    <dc:creator>jrm 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